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F0000024B3A7FA8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 svg:font-family="Song" style:font-family-generic="system" style:font-pitch="variable"/>
  </office:font-face-decls>
  <office:automatic-styles>
    <style:style style:name="P1" style:family="paragraph" style:parent-style-name="Standard">
      <style:text-properties style:font-name="Arial"/>
    </style:style>
    <style:style style:name="P2" style:family="paragraph">
      <style:paragraph-properties fo:text-align="start"/>
      <style:text-properties style:text-line-through-style="none" style:text-line-through-type="none" style:font-name="Arial" fo:font-size="12pt" fo:font-style="normal" style:text-underline-style="none" fo:font-weight="normal"/>
    </style:style>
    <style:style style:name="P3" style:family="paragraph">
      <style:paragraph-properties fo:text-align="center"/>
      <style:text-properties style:text-line-through-style="none" style:text-line-through-type="none" style:font-name="Arial" fo:font-size="12pt" fo:font-style="normal" style:text-underline-style="none" fo:font-weight="normal"/>
    </style: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tru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1" form:id="control1" form:label="Name"/>
          <form:fixed-text form:name="Label Field 1" form:control-implementation="ooo:com.sun.star.form.component.FixedText" xml:id="control2" form:id="control2" form:label="Timeout"/>
          <form:fixed-text form:name="Label Field 1" form:control-implementation="ooo:com.sun.star.form.component.FixedText" xml:id="control3" form:id="control3" form:label="Version"/>
          <form:text form:name="version" form:control-implementation="ooo:com.sun.star.form.component.TextField" xml:id="control4" form:id="control4" form:current-value="/version" form:value="/version" form:data-field="/vers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c:collectionAsLineSeparatedString(group[name='ListOfThings']/parameter/name)" form:control-implementation="ooo:com.sun.star.form.component.TextField" xml:id="control5" form:id="control5" form:current-value="c:collectionAsLineSeparatedString(group[name='ListOfThings']/parameter/name)" form:value="c:collectionAsLineSeparatedString(group[name='ListOfThings']/parameter/nam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MultiLine" office:value-type="boolean" office:boolean-value="true"/>
              <form:property form:property-name="ObjIDinMSO" office:value-type="float" office:value=""/>
            </form:properties>
          </form:textarea>
          <form:textarea form:name="c:collectionAsLineSeparatedString(group[name='ListOfThings']/parameter/value)" form:control-implementation="ooo:com.sun.star.form.component.TextField" xml:id="control6" form:id="control6" form:current-value="c:collectionAsLineSeparatedString(group[name='ListOfThings']/parameter/value)" form:value="c:collectionAsLineSeparatedString(group[name='ListOfThings']/parameter/val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ixed-text form:name="Label Field 2" form:control-implementation="ooo:com.sun.star.form.component.FixedText" xml:id="control7" form:id="control7" form:label="Name"/>
          <form:fixed-text form:name="Label Field 2" form:control-implementation="ooo:com.sun.star.form.component.FixedText" xml:id="control8" form:id="control8" form:label="Value"/>
          <form:text form:name="name" form:control-implementation="ooo:com.sun.star.form.component.TextField" xml:id="control9" form:id="control9" form:current-value="/name" form:value="/name" form:data-field="/timeou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imeout" form:control-implementation="ooo:com.sun.star.form.component.TextField" xml:id="control10" form:id="control10" form:current-value="/timeout" form:value="/timeout" form:data-field="/timeou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t document for the iText render service.</text:p>
      <text:p text:style-name="P1"/>
      <text:p text:style-name="P1">This document has an instance of com.ail.core.Configuration as it's data source. You can find the test that sets up the Configuration and uses this template in integration-test.jar in the class com.ail.core.document.TestGernerateDocument.java. Along with the test in that package you will also find the source file for this template and the template pdf. The source file (TestGenerateDocumentIText.odt) was created using OpenOffice, and the template was generated from from OpenOffice using the File-&gt;Export as PDF menu entry.</text:p>
      <text:p text:style-name="P1"/>
      <text:p text:style-name="P1">The fields in this template are mapped to the data source using the field names. Each field's name represents an XPath into the data source.</text:p>
      <text:p text:style-name="P1"/>
      <text:p text:style-name="P1"><draw:control text:anchor-type="paragraph" draw:z-index="3" draw:style-name="gr2" draw:text-style-name="P2" svg:width="6.462cm" svg:height="0.645cm" svg:x="6.101cm" svg:y="2.932cm" draw:control="control4"/><draw:control text:anchor-type="paragraph" draw:z-index="2" draw:style-name="gr1" draw:text-style-name="P2" svg:width="3.703cm" svg:height="0.646cm" svg:x="2.367cm" svg:y="2.93cm" draw:control="control3"/><draw:control text:anchor-type="paragraph" draw:z-index="1" draw:style-name="gr1" draw:text-style-name="P2" svg:width="3.703cm" svg:height="0.646cm" svg:x="2.385cm" svg:y="2.021cm" draw:control="control2"/><draw:control text:anchor-type="paragraph" draw:z-index="0" draw:style-name="gr1" draw:text-style-name="P2" svg:width="3.703cm" svg:height="0.646cm" svg:x="2.402cm" svg:y="1.139cm" draw:control="control1"/>Configuration details (mapping simple xpaths to fields):</text:p>
      <text:p text:style-name="P1"/>
      <text:p text:style-name="P1"><draw:control text:anchor-type="paragraph" draw:z-index="8" draw:style-name="gr2" draw:text-style-name="P2" svg:width="6.462cm" svg:height="0.645cm" svg:x="6.101cm" svg:y="0.272cm" draw:control="control9"/></text:p>
      <text:p text:style-name="P1"/>
      <text:p text:style-name="P1"><draw:control text:anchor-type="paragraph" draw:z-index="9" draw:style-name="gr2" draw:text-style-name="P2" svg:width="6.462cm" svg:height="0.645cm" svg:x="6.1cm" svg:y="0.132cm" draw:control="control10"/></text:p>
      <text:p text:style-name="P1"/>
      <text:p text:style-name="P1"/>
      <text:p text:style-name="P1"/>
      <text:p text:style-name="P1"/>
      <text:p text:style-name="P1">List of things (mapping lists to fields):</text:p>
      <text:p text:style-name="P1"/>
      <text:p text:style-name="P1"><draw:control text:anchor-type="paragraph" draw:z-index="4" draw:style-name="gr2" draw:text-style-name="P2" svg:width="5.107cm" svg:height="7.376cm" svg:x="2.551cm" svg:y="1.042cm" draw:control="control5"/><draw:control text:anchor-type="paragraph" draw:z-index="5" draw:style-name="gr2" draw:text-style-name="P2" svg:width="6cm" svg:height="7.404cm" svg:x="7.738cm" svg:y="1.048cm" draw:control="control6"/><draw:control text:anchor-type="paragraph" draw:z-index="6" draw:style-name="gr1" draw:text-style-name="P3" svg:width="5.157cm" svg:height="0.611cm" svg:x="2.501cm" svg:y="0.189cm" draw:control="control7"/><draw:control text:anchor-type="paragraph" draw:z-index="7" draw:style-name="gr1" draw:text-style-name="P3" svg:width="6.014cm" svg:height="0.611cm" svg:x="7.74cm" svg:y="0.206cm" draw:control="control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 svg:font-family="Song"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ong"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ong"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ng" style:font-family-asian="Song"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 Unicode MS1" style:font-family-complex="'Arial Unicode M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font-family-complex="'Arial Unicode M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FF0000024B3A7FA83B.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6T01:08:24</meta:creation-date>
    <dc:date>2015-06-03T07:35:17.032093000</dc:date>
    <meta:editing-duration>PT22H23S</meta:editing-duration>
    <meta:editing-cycles>23</meta:editing-cycles>
    <meta:generator>LibreOffice/4.3.7.2$MacOSX_x86 LibreOffice_project/8a35821d8636a03b8bf4e15b48f59794652c68ba</meta:generator>
    <meta:document-statistic meta:table-count="0" meta:image-count="0" meta:object-count="0" meta:page-count="1" meta:paragraph-count="5" meta:word-count="122" meta:character-count="808" meta:non-whitespace-character-count="691"/>
  </office:meta>
</office:document-meta>
</file>